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 style:list-style-name="L1">
      <style:text-properties officeooo:rsid="001f04ec" officeooo:paragraph-rsid="001f04ec"/>
    </style:style>
    <style:style style:name="P10" style:family="paragraph" style:parent-style-name="Table_20_Contents" style:list-style-name="L2">
      <style:text-properties officeooo:rsid="002108d5" officeooo:paragraph-rsid="002108d5"/>
    </style:style>
    <style:style style:name="P11" style:family="paragraph" style:parent-style-name="Table_20_Contents" style:list-style-name="L3">
      <style:text-properties officeooo:rsid="001a7475" officeooo:paragraph-rsid="001a7475"/>
    </style:style>
    <style:style style:name="P12" style:family="paragraph" style:parent-style-name="Table_20_Contents" style:list-style-name="L4">
      <style:text-properties officeooo:rsid="00241c28" officeooo:paragraph-rsid="00241c28"/>
    </style:style>
    <style:style style:name="P13" style:family="paragraph" style:parent-style-name="Table_20_Contents" style:list-style-name="L5">
      <style:text-properties officeooo:rsid="00261e1b" officeooo:paragraph-rsid="00261e1b"/>
    </style:style>
    <style:style style:name="P14" style:family="paragraph" style:parent-style-name="Table_20_Contents">
      <style:text-properties officeooo:rsid="002b5a1c" officeooo:paragraph-rsid="002b5a1c"/>
    </style:style>
    <style:style style:name="P15" style:family="paragraph" style:parent-style-name="Table_20_Contents">
      <style:text-properties officeooo:rsid="0028e0aa" officeooo:paragraph-rsid="0028e0aa"/>
    </style:style>
    <style:style style:name="P16" style:family="paragraph" style:parent-style-name="Table_20_Contents">
      <style:text-properties officeooo:rsid="002e345d" officeooo:paragraph-rsid="002e345d"/>
    </style:style>
    <style:style style:name="P17" style:family="paragraph" style:parent-style-name="Text_20_body">
      <style:text-properties officeooo:rsid="002b5a1c" officeooo:paragraph-rsid="002b5a1c"/>
    </style:style>
    <style:style style:name="P18" style:family="paragraph" style:parent-style-name="Text_20_body">
      <style:text-properties officeooo:rsid="002ecdf6" officeooo:paragraph-rsid="002ecdf6"/>
    </style:style>
    <style:style style:name="P19" style:family="paragraph" style:parent-style-name="Text_20_body">
      <style:text-properties officeooo:rsid="00353dcc" officeooo:paragraph-rsid="00353dcc"/>
    </style:style>
    <style:style style:name="P20" style:family="paragraph" style:parent-style-name="Text_20_body">
      <style:text-properties officeooo:rsid="0036f07d" officeooo:paragraph-rsid="0036f07d"/>
    </style:style>
    <style:style style:name="P21" style:family="paragraph" style:parent-style-name="Text_20_body">
      <style:text-properties officeooo:rsid="003750c6" officeooo:paragraph-rsid="003750c6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94798033772320">
          <table:table-cell table:style-name="Table1.A1" office:value-type="string">
            <text:p text:style-name="P16">#rdesktop <text:s/><text:span text:style-name="T1">10.12.7.115</text:span></text:p>
            <text:p text:style-name="P16">#rdesktop <text:s/><text:span text:style-name="T1">10.12.7.11</text:span>6</text:p>
            <text:p text:style-name="P16"/>
            <text:p text:style-name="P16"/>
            <text:p text:style-name="P16">Username: hosting2021\horizon.test</text:p>
            <text:p text:style-name="P16">password: wlink123$#</text:p>
            <text:p text:style-name="P16"/>
            <text:p text:style-name="P16"/>
            <text:p text:style-name="P16"><text:span text:style-name="T5">#</text:span>ncpa.cpl</text:p>
          </table:table-cell>
        </table:table-row>
        <table:table-row table:style-name="TableLine94798033772320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4253463444" text:style-name="L1">
              <text:list-item>
                <text:p text:style-name="P9">files &gt; this PC &gt; properties &gt; change settings &gt; change &gt; </text:p>
              </text:list-item>
              <text:list-item>
                <text:p text:style-name="P9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1694792751" text:style-name="L2">
              <text:list-item>
                <text:p text:style-name="P10">in run , type ncpa.cpl</text:p>
              </text:list-item>
              <text:list-item>
                <text:p text:style-name="P10">select IPv4 </text:p>
              </text:list-item>
              <text:list-item>
                <text:p text:style-name="P10">enter properties</text:p>
              </text:list-item>
              <text:list-item>
                <text:p text:style-name="P10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798033911408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3336414776" text:style-name="L3">
              <text:list-item>
                <text:p text:style-name="P11">issue @ AD setup</text:p>
              </text:list-item>
              <text:list-item>
                <text:p text:style-name="P11"/>
              </text:list-item>
            </text:list>
          </table:table-cell>
        </table:table-row>
        <table:table-row table:style-name="TableLine94798033929760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3686143743" text:style-name="L4">
              <text:list-item>
                <text:p text:style-name="P12">Create database</text:p>
              </text:list-item>
              <text:list-item>
                <text:p text:style-name="P12">create user account</text:p>
              </text:list-item>
            </text:list>
            <text:p text:style-name="P5"/>
            <text:p text:style-name="P6">version mismatched:</text:p>
            <text:list xml:id="list1026625125" text:style-name="L5">
              <text:list-item>
                <text:p text:style-name="P13">sql server 2019</text:p>
              </text:list-item>
              <text:list-item>
                <text:p text:style-name="P13"><text:soft-page-break/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798033931808">
          <table:table-cell table:style-name="Table1.A2" office:value-type="string">
            <text:p text:style-name="P17"><text:span text:style-name="T3">VMware vSphere</text:span></text:p>
            <text:p text:style-name="P17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14"/>
          </table:table-cell>
        </table:table-row>
        <table:table-row table:style-name="TableLine94798033931808">
          <table:table-cell table:style-name="Table1.A2" office:value-type="string">
            <text:p text:style-name="P18">DSN : Data Source Name</text:p>
            <text:p text:style-name="P17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798033931808">
          <table:table-cell table:style-name="Table1.A2" office:value-type="string">
            <text:p text:style-name="P19">How ODBC works:</text:p>
            <text:p text:style-name="P19"/>
          </table:table-cell>
        </table:table-row>
        <table:table-row table:style-name="TableLine94798033931808">
          <table:table-cell table:style-name="Table1.A2" office:value-type="string">
            <text:p text:style-name="P21">Error need to be solved.</text:p>
            <text:p text:style-name="P21"/>
            <text:p text:style-name="P20">Database which was created is not supported:</text:p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09-26T18:01:46.791758189</dc:date>
    <meta:editing-duration>P1DT2H46M21S</meta:editing-duration>
    <meta:editing-cycles>22</meta:editing-cycles>
    <meta:document-statistic meta:table-count="1" meta:image-count="0" meta:object-count="0" meta:page-count="2" meta:paragraph-count="43" meta:word-count="314" meta:character-count="1841" meta:non-whitespace-character-count="1574"/>
  </office:meta>
</office:document-meta>
</file>